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3fa8" officeooo:paragraph-rsid="000e3fa8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0pt" officeooo:rsid="000e3fa8" officeooo:paragraph-rsid="000e3fa8" style:font-size-asian="10pt" style:font-size-complex="10pt"/>
    </style:style>
    <style:style style:name="P3" style:family="paragraph" style:parent-style-name="Standard">
      <style:text-properties fo:font-size="10pt" officeooo:rsid="000e3fa8" officeooo:paragraph-rsid="00172b82" style:font-size-asian="10pt" style:font-size-complex="10pt"/>
    </style:style>
    <style:style style:name="P4" style:family="paragraph" style:parent-style-name="Standard">
      <style:text-properties fo:font-size="10pt" officeooo:rsid="0012b864" officeooo:paragraph-rsid="00172b82" style:font-size-asian="10pt" style:font-size-complex="10pt"/>
    </style:style>
    <style:style style:name="P5" style:family="paragraph" style:parent-style-name="Standard">
      <style:text-properties fo:font-size="10pt" fo:font-weight="bold" officeooo:rsid="000e3fa8" officeooo:paragraph-rsid="00172b82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0e3fa8" officeooo:paragraph-rsid="000e3fa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e3fa8" officeooo:paragraph-rsid="000e3fa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620bb" officeooo:paragraph-rsid="00172b8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172b82" officeooo:paragraph-rsid="00172b82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0pt" fo:font-weight="bold" officeooo:rsid="000e3fa8" officeooo:paragraph-rsid="00172b82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officeooo:rsid="000e3fa8" officeooo:paragraph-rsid="000e3fa8" style:font-size-asian="10pt" style:font-size-complex="10pt"/>
    </style:style>
    <style:style style:name="P12" style:family="paragraph" style:parent-style-name="Standard">
      <style:text-properties fo:font-size="10pt" officeooo:rsid="000e3fa8" officeooo:paragraph-rsid="00172b82" style:font-size-asian="10pt" style:font-size-complex="10pt"/>
    </style:style>
    <style:style style:name="P13" style:family="paragraph" style:parent-style-name="Standard">
      <style:text-properties fo:font-size="10pt" officeooo:rsid="000e3fa8" officeooo:paragraph-rsid="0019796f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2e4" style:font-weight-asian="bold" style:font-weight-complex="bold"/>
    </style:style>
    <style:style style:name="T3" style:family="text">
      <style:text-properties fo:font-weight="bold" officeooo:rsid="0019796f" style:font-weight-asian="bold" style:font-weight-complex="bold"/>
    </style:style>
    <style:style style:name="T4" style:family="text">
      <style:text-properties officeooo:rsid="0011ec3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2c2e4"/>
    </style:style>
    <style:style style:name="T7" style:family="text">
      <style:text-properties officeooo:rsid="001620bb"/>
    </style:style>
    <style:style style:name="T8" style:family="text">
      <style:text-properties officeooo:rsid="00172b82"/>
    </style:style>
    <style:style style:name="T9" style:family="text">
      <style:text-properties fo:font-size="10pt" fo:font-weight="bold" officeooo:rsid="000e3fa8" style:font-size-asian="10pt" style:font-weight-asian="bold" style:font-size-complex="10pt" style:font-weight-complex="bold"/>
    </style:style>
    <style:style style:name="T10" style:family="text">
      <style:text-properties officeooo:rsid="001a531e"/>
    </style:style>
    <style:style style:name="T11" style:family="text">
      <style:text-properties officeooo:rsid="001be2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OpenPose Library - </text:span>GUI <text:span text:style-name="T4">S</text:span>hortcuts</text:p>
      <text:p text:style-name="P7">General Commands</text:p>
      <text:p text:style-name="P2"><text:span text:style-name="T1">Esc</text:span> : Exit program</text:p>
      <text:p text:style-name="P2"><text:span text:style-name="T1">h</text:span> : Help</text:p>
      <text:p text:style-name="P2"><text:span text:style-name="T1">f</text:span> : Toggle full screen</text:p>
      <text:p text:style-name="P2"/>
      <text:p text:style-name="P7">Producer</text:p>
      <text:p text:style-name="P2"><text:span text:style-name="T1">Space</text:span> : Pause</text:p>
      <text:p text:style-name="P2"><text:span text:style-name="T3">k</text:span> : Frame backward</text:p>
      <text:p text:style-name="P3"><text:span text:style-name="T3">l</text:span> : Frame forward</text:p>
      <text:p text:style-name="P3"><text:span text:style-name="T1">m</text:span> : Fake pause, same frame continuously re-processed, e.g., to try different <text:span text:style-name="T10">heat-maps</text:span> or <text:span text:style-name="T10">PAF</text:span> configurations <text:span text:style-name="T8">(it might fail on videos)</text:span></text:p>
      <text:p text:style-name="P2"/>
      <text:p text:style-name="P8">OpenPose</text:p>
      <text:p text:style-name="P5">Change Default <text:span text:style-name="T8">OpenPose</text:span> Parameters</text:p>
      <text:p text:style-name="P3"><text:span text:style-name="T1">- =</text:span> : Decrease/increase NMSThreshold</text:p>
      <text:p text:style-name="P3"><text:span text:style-name="T1">_ +</text:span> : Decrease/increase ConnectMinSubsetScore</text:p>
      <text:p text:style-name="P3"><text:span text:style-name="T1">[ ] </text:span>: Decrease/increase ConnectInterThreshold</text:p>
      <text:p text:style-name="P3"><text:span text:style-name="T1">{ } </text:span>: Decrease/increase ConnectInterMinAboveThreshold</text:p>
      <text:p text:style-name="P3"><text:span text:style-name="T1">; \ </text:span>: Decrease/increase ConnectMinSubsetCnt</text:p>
      <text:p text:style-name="P3"/>
      <text:p text:style-name="P9">Rendering</text:p>
      <text:p text:style-name="P5">Change Part To Show: Pose, Heatmaps, PAFs</text:p>
      <text:p text:style-name="P4"><text:span text:style-name="T1">b</text:span><text:span text:style-name="T5"> : Whether blend results with frame</text:span></text:p>
      <text:p text:style-name="P3"><text:span text:style-name="T1">0</text:span> : Show pose</text:p>
      <text:p text:style-name="P3"><text:span text:style-name="T1">p</text:span> : Show background <text:span text:style-name="T11">heat-map</text:span>**</text:p>
      <text:p text:style-name="P3"><text:span text:style-name="T2">a</text:span> : Show <text:span text:style-name="T6">all</text:span> <text:span text:style-name="T11">heat-maps</text:span>**</text:p>
      <text:p text:style-name="P3"><text:span text:style-name="T2">s</text:span> : Show all PAFs**</text:p>
      <text:p text:style-name="P3"><text:span text:style-name="T1">,</text:span> : Show previous element**</text:p>
      <text:p text:style-name="P13"><text:span text:style-name="T1">.</text:span> : Show next element**</text:p>
      <text:p text:style-name="P13"><text:span text:style-name="T1">0123456789qwertyuiopasd</text:span> : Show specific element**</text:p>
      <text:p text:style-name="P2"/>
      <text:p text:style-name="P6">Miscellaneous</text:p>
      <text:p text:style-name="P3"><text:span text:style-name="T1">g</text:span> : Googly eyes**</text:p>
      <text:p text:style-name="P3"/>
      <text:p text:style-name="P3">** <text:span text:style-name="T8">Only available for GPU rendering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20:36:38.942688379</meta:creation-date>
    <dc:date>2018-03-07T16:19:35.663909757</dc:date>
    <meta:editing-duration>PT16M9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42" meta:character-count="887" meta:non-whitespace-character-count="775"/>
  </office:meta>
</office:document-meta>
</file>